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570000002C363AFA5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DejaVu Sans" svg:font-family="'DejaVu Sans'" style:font-family-generic="swiss"/>
    <style:font-face style:name="Droid Sans" svg:font-family="'Droid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ula5" style:family="table">
      <style:table-properties style:width="6.6931in" table:align="margins"/>
    </style:style>
    <style:style style:name="Taula5.A" style:family="table-column">
      <style:table-column-properties style:column-width="6.6931in" style:rel-column-width="65535*"/>
    </style:style>
    <style:style style:name="Taula5.A1" style:family="table-cell">
      <style:table-cell-properties fo:padding="0.0382in" fo:border="none"/>
    </style:style>
    <style:style style:name="Titol" style:family="table">
      <style:table-properties style:width="6.6931in" table:align="margins"/>
    </style:style>
    <style:style style:name="Titol.A" style:family="table-column">
      <style:table-column-properties style:column-width="6.6931in" style:rel-column-width="65535*"/>
    </style:style>
    <style:style style:name="Titol.A1" style:family="table-cell">
      <style:table-cell-properties fo:padding="0.0382in" fo:border="0.05pt solid #000000"/>
    </style:style>
    <style:style style:name="Taula1" style:family="table">
      <style:table-properties style:width="6.6931in" table:align="margins"/>
    </style:style>
    <style:style style:name="Taula1.A" style:family="table-column">
      <style:table-column-properties style:column-width="6.4653in" style:rel-column-width="63304*"/>
    </style:style>
    <style:style style:name="Taula1.B" style:family="table-column">
      <style:table-column-properties style:column-width="0.2278in" style:rel-column-width="2231*"/>
    </style:style>
    <style:style style:name="Taula1.A1" style:family="table-cell">
      <style:table-cell-properties fo:padding="0.0382in" fo:border="none"/>
    </style:style>
    <style:style style:name="Taula7" style:family="table">
      <style:table-properties style:width="3.5792in" fo:margin-left="1.5569in" fo:margin-right="1.2521in" table:align="margins"/>
    </style:style>
    <style:style style:name="Taula7.A" style:family="table-column">
      <style:table-column-properties style:column-width="2.3715in" style:rel-column-width="43422*"/>
    </style:style>
    <style:style style:name="Taula7.B" style:family="table-column">
      <style:table-column-properties style:column-width="1.2076in" style:rel-column-width="22113*"/>
    </style:style>
    <style:style style:name="Taula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ula7.B1" style:family="table-cell">
      <style:table-cell-properties fo:padding="0.0382in" fo:border="0.05pt solid #000000"/>
    </style:style>
    <style:style style:name="Taula9" style:family="table">
      <style:table-properties style:width="6.6931in" table:align="margins"/>
    </style:style>
    <style:style style:name="Taula9.A" style:family="table-column">
      <style:table-column-properties style:column-width="6.6931in" style:rel-column-width="65535*"/>
    </style:style>
    <style:style style:name="Taula9.A1" style:family="table-cell">
      <style:table-cell-properties fo:padding="0.0382in" fo:border="none"/>
    </style:style>
    <style:style style:name="Taula8" style:family="table">
      <style:table-properties style:width="6.6931in" table:align="margins"/>
    </style:style>
    <style:style style:name="Taula8.A" style:family="table-column">
      <style:table-column-properties style:column-width="6.6931in" style:rel-column-width="65535*"/>
    </style:style>
    <style:style style:name="Taula8.A1" style:family="table-cell">
      <style:table-cell-properties fo:padding="0.0382in" fo:border-left="none" fo:border-right="none" fo:border-top="2.5pt solid #000000" fo:border-bottom="none"/>
    </style:style>
    <style:style style:name="Taula4" style:family="table">
      <style:table-properties style:width="6.6931in" fo:break-before="page" table:align="margins"/>
    </style:style>
    <style:style style:name="Taula4.A" style:family="table-column">
      <style:table-column-properties style:column-width="6.6931in" style:rel-column-width="65535*"/>
    </style:style>
    <style:style style:name="Taula4.A1" style:family="table-cell">
      <style:table-cell-properties fo:padding="0.0382in" fo:border="none"/>
    </style:style>
    <style:style style:name="Faltes" style:family="table" style:master-page-name="">
      <style:table-properties style:width="6.616in" fo:margin-left="0.0028in" fo:margin-right="-0.0021in" style:page-number="auto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Faltes.A" style:family="table-column">
      <style:table-column-properties style:column-width="0.9354in" style:rel-column-width="9268*"/>
    </style:style>
    <style:style style:name="Faltes.B" style:family="table-column">
      <style:table-column-properties style:column-width="0.8319in" style:rel-column-width="8242*"/>
    </style:style>
    <style:style style:name="Faltes.C" style:family="table-column">
      <style:table-column-properties style:column-width="1.1153in" style:rel-column-width="11050*"/>
    </style:style>
    <style:style style:name="Faltes.D" style:family="table-column">
      <style:table-column-properties style:column-width="3.7326in" style:rel-column-width="36975*"/>
    </style:style>
    <style:style style:name="Faltes.1" style:family="table-row">
      <style:table-row-properties fo:background-color="transparent" fo:keep-together="always">
        <style:background-image/>
      </style:table-row-properties>
    </style:style>
    <style:style style:name="Faltes.A1" style:family="table-cell">
      <style:table-cell-properties style:vertical-align="top" fo:background-color="transparent" fo:padding-left="0.075in" fo:padding-right="0.075in" fo:padding-top="0in" fo:padding-bottom="0in" fo:border-left="none" fo:border-right="none" fo:border-top="1pt solid #808080" fo:border-bottom="1pt solid #808080" style:writing-mode="lr-tb">
        <style:background-image/>
      </style:table-cell-properties>
    </style:style>
    <style:style style:name="Faltes.A2" style:family="table-cell">
      <style:table-cell-properties style:vertical-align="top" fo:background-color="transparent" fo:padding-left="0.075in" fo:padding-right="0.075in" fo:padding-top="0in" fo:padding-bottom="0in" fo:border-left="none" fo:border-right="none" fo:border-top="none" fo:border-bottom="1pt solid #808080" style:writing-mode="lr-tb">
        <style:background-image/>
      </style:table-cell-properties>
    </style:style>
    <style:style style:name="Faltes.3" style:family="table-row">
      <style:table-row-properties style:min-row-height="0.1194in" fo:keep-together="always"/>
    </style:style>
    <style:style style:name="Faltes.A3" style:family="table-cell">
      <style:table-cell-properties fo:padding="0.0382in" fo:border="none"/>
    </style:style>
    <style:style style:name="Faltes.B3" style:family="table-cell">
      <style:table-cell-properties fo:padding="0.0382in" fo:border="none"/>
    </style:style>
    <style:style style:name="Faltes.C3" style:family="table-cell">
      <style:table-cell-properties fo:padding="0.0382in" fo:border="none"/>
    </style:style>
    <style:style style:name="Faltes.D3" style:family="table-cell">
      <style:table-cell-properties fo:padding="0.0382in" fo:border="none"/>
    </style:style>
    <style:style style:name="Faltes.4" style:family="table-row">
      <style:table-row-properties fo:keep-together="always"/>
    </style:style>
    <style:style style:name="Faltes.A4" style:family="table-cell">
      <style:table-cell-properties fo:padding="0.0382in" fo:border="none"/>
    </style:style>
    <style:style style:name="Faltes.B4" style:family="table-cell">
      <style:table-cell-properties fo:padding="0.0382in" fo:border="none"/>
    </style:style>
    <style:style style:name="Faltes.C4" style:family="table-cell">
      <style:table-cell-properties fo:padding="0.0382in" fo:border="none"/>
    </style:style>
    <style:style style:name="Faltes.D4" style:family="table-cell">
      <style:table-cell-properties fo:padding="0.0382in" fo:border="none"/>
    </style:style>
    <style:style style:name="Taula3" style:family="table" style:master-page-name="">
      <style:table-properties style:width="6.616in" fo:margin-left="0.0028in" fo:margin-right="-0.0021in" style:page-number="auto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ula3.A" style:family="table-column">
      <style:table-column-properties style:column-width="0.7813in" style:rel-column-width="7738*"/>
    </style:style>
    <style:style style:name="Taula3.B" style:family="table-column">
      <style:table-column-properties style:column-width="0.5833in" style:rel-column-width="5780*"/>
    </style:style>
    <style:style style:name="Taula3.C" style:family="table-column">
      <style:table-column-properties style:column-width="1.2014in" style:rel-column-width="11900*"/>
    </style:style>
    <style:style style:name="Taula3.D" style:family="table-column">
      <style:table-column-properties style:column-width="1.2528in" style:rel-column-width="12410*"/>
    </style:style>
    <style:style style:name="Taula3.E" style:family="table-column">
      <style:table-column-properties style:column-width="2.7972in" style:rel-column-width="27707*"/>
    </style:style>
    <style:style style:name="Taula3.1" style:family="table-row">
      <style:table-row-properties fo:background-color="transparent" fo:keep-together="always">
        <style:background-image/>
      </style:table-row-properties>
    </style:style>
    <style:style style:name="Taula3.A1" style:family="table-cell">
      <style:table-cell-properties style:vertical-align="top" fo:background-color="transparent" fo:padding-left="0.075in" fo:padding-right="0.075in" fo:padding-top="0in" fo:padding-bottom="0in" fo:border-left="none" fo:border-right="none" fo:border-top="1pt solid #808080" fo:border-bottom="1pt solid #808080" style:writing-mode="lr-tb">
        <style:background-image/>
      </style:table-cell-properties>
    </style:style>
    <style:style style:name="Taula3.A2" style:family="table-cell">
      <style:table-cell-properties style:vertical-align="top" fo:background-color="transparent" fo:padding-left="0.075in" fo:padding-right="0.075in" fo:padding-top="0in" fo:padding-bottom="0in" fo:border-left="none" fo:border-right="none" fo:border-top="none" fo:border-bottom="1pt solid #808080" style:writing-mode="lr-tb">
        <style:background-image/>
      </style:table-cell-properties>
    </style:style>
    <style:style style:name="Taula3.3" style:family="table-row">
      <style:table-row-properties style:min-row-height="0.1194in" fo:keep-together="always"/>
    </style:style>
    <style:style style:name="Taula3.A3" style:family="table-cell">
      <style:table-cell-properties fo:padding="0.0382in" fo:border="none"/>
    </style:style>
    <style:style style:name="Taula3.B3" style:family="table-cell">
      <style:table-cell-properties fo:padding="0.0382in" fo:border="none"/>
    </style:style>
    <style:style style:name="Taula3.C3" style:family="table-cell">
      <style:table-cell-properties fo:padding="0.0382in" fo:border="none"/>
    </style:style>
    <style:style style:name="Taula3.D3" style:family="table-cell">
      <style:table-cell-properties fo:padding="0.0382in" fo:border="none"/>
    </style:style>
    <style:style style:name="Taula3.E3" style:family="table-cell">
      <style:table-cell-properties fo:padding="0.0382in" fo:border="none"/>
    </style:style>
    <style:style style:name="Taula3.4" style:family="table-row">
      <style:table-row-properties fo:keep-together="always"/>
    </style:style>
    <style:style style:name="Taula3.A4" style:family="table-cell">
      <style:table-cell-properties fo:padding="0.0382in" fo:border="none"/>
    </style:style>
    <style:style style:name="Taula3.B4" style:family="table-cell">
      <style:table-cell-properties fo:padding="0.0382in" fo:border="none"/>
    </style:style>
    <style:style style:name="Taula3.C4" style:family="table-cell">
      <style:table-cell-properties fo:padding="0.0382in" fo:border="none"/>
    </style:style>
    <style:style style:name="Taula3.D4" style:family="table-cell">
      <style:table-cell-properties fo:padding="0.0382in" fo:border="none"/>
    </style:style>
    <style:style style:name="Taula3.E4" style:family="table-cell">
      <style:table-cell-properties fo:padding="0.0382in" fo:border="none"/>
    </style:style>
    <style:style style:name="Taula2" style:family="table" style:master-page-name="">
      <style:table-properties style:width="6.6076in" fo:margin-left="0.0111in" fo:margin-right="-0.0021in" style:page-number="auto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ula2.A" style:family="table-column">
      <style:table-column-properties style:column-width="0.7722in" style:rel-column-width="7659*"/>
    </style:style>
    <style:style style:name="Taula2.B" style:family="table-column">
      <style:table-column-properties style:column-width="0.5833in" style:rel-column-width="5787*"/>
    </style:style>
    <style:style style:name="Taula2.C" style:family="table-column">
      <style:table-column-properties style:column-width="1.2104in" style:rel-column-width="12003*"/>
    </style:style>
    <style:style style:name="Taula2.D" style:family="table-column">
      <style:table-column-properties style:column-width="1.2438in" style:rel-column-width="12337*"/>
    </style:style>
    <style:style style:name="Taula2.E" style:family="table-column">
      <style:table-column-properties style:column-width="2.7979in" style:rel-column-width="27749*"/>
    </style:style>
    <style:style style:name="Taula2.1" style:family="table-row">
      <style:table-row-properties fo:background-color="transparent" fo:keep-together="always">
        <style:background-image/>
      </style:table-row-properties>
    </style:style>
    <style:style style:name="Taula2.A1" style:family="table-cell">
      <style:table-cell-properties style:vertical-align="top" fo:background-color="transparent" fo:padding-left="0.075in" fo:padding-right="0.075in" fo:padding-top="0in" fo:padding-bottom="0in" fo:border-left="none" fo:border-right="none" fo:border-top="1pt solid #808080" fo:border-bottom="1pt solid #808080" style:writing-mode="lr-tb">
        <style:background-image/>
      </style:table-cell-properties>
    </style:style>
    <style:style style:name="Taula2.A2" style:family="table-cell">
      <style:table-cell-properties style:vertical-align="top" fo:background-color="transparent" fo:padding-left="0.075in" fo:padding-right="0.075in" fo:padding-top="0in" fo:padding-bottom="0in" fo:border-left="none" fo:border-right="none" fo:border-top="none" fo:border-bottom="1pt solid #808080" style:writing-mode="lr-tb">
        <style:background-image/>
      </style:table-cell-properties>
    </style:style>
    <style:style style:name="Taula2.3" style:family="table-row">
      <style:table-row-properties style:min-row-height="0.1194in" fo:keep-together="always"/>
    </style:style>
    <style:style style:name="Taula2.A3" style:family="table-cell">
      <style:table-cell-properties fo:padding="0.0382in" fo:border="none"/>
    </style:style>
    <style:style style:name="Taula2.B3" style:family="table-cell">
      <style:table-cell-properties fo:padding="0.0382in" fo:border="none"/>
    </style:style>
    <style:style style:name="Taula2.C3" style:family="table-cell">
      <style:table-cell-properties fo:padding="0.0382in" fo:border="none"/>
    </style:style>
    <style:style style:name="Taula2.D3" style:family="table-cell">
      <style:table-cell-properties fo:padding="0.0382in" fo:border="none"/>
    </style:style>
    <style:style style:name="Taula2.E3" style:family="table-cell">
      <style:table-cell-properties fo:padding="0.0382in" fo:border="none"/>
    </style:style>
    <style:style style:name="Taula2.4" style:family="table-row">
      <style:table-row-properties fo:keep-together="always"/>
    </style:style>
    <style:style style:name="Taula2.A4" style:family="table-cell">
      <style:table-cell-properties fo:padding="0.0382in" fo:border="none"/>
    </style:style>
    <style:style style:name="Taula2.B4" style:family="table-cell">
      <style:table-cell-properties fo:padding="0.0382in" fo:border="none"/>
    </style:style>
    <style:style style:name="Taula2.C4" style:family="table-cell">
      <style:table-cell-properties fo:padding="0.0382in" fo:border="none"/>
    </style:style>
    <style:style style:name="Taula2.D4" style:family="table-cell">
      <style:table-cell-properties fo:padding="0.0382in" fo:border="none"/>
    </style:style>
    <style:style style:name="Taula2.E4" style:family="table-cell">
      <style:table-cell-properties fo:padding="0.0382in" fo:border="none"/>
    </style:style>
    <style:style style:name="Taula6" style:family="table" style:master-page-name="">
      <style:table-properties style:width="6.616in" fo:margin-left="0.0028in" fo:margin-right="-0.0021in" style:page-number="auto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ula6.A" style:family="table-column">
      <style:table-column-properties style:column-width="0.7813in" style:rel-column-width="7738*"/>
    </style:style>
    <style:style style:name="Taula6.B" style:family="table-column">
      <style:table-column-properties style:column-width="0.5833in" style:rel-column-width="5780*"/>
    </style:style>
    <style:style style:name="Taula6.C" style:family="table-column">
      <style:table-column-properties style:column-width="1.2014in" style:rel-column-width="11900*"/>
    </style:style>
    <style:style style:name="Taula6.D" style:family="table-column">
      <style:table-column-properties style:column-width="1.2611in" style:rel-column-width="12492*"/>
    </style:style>
    <style:style style:name="Taula6.E" style:family="table-column">
      <style:table-column-properties style:column-width="2.7889in" style:rel-column-width="27625*"/>
    </style:style>
    <style:style style:name="Taula6.1" style:family="table-row">
      <style:table-row-properties fo:background-color="transparent" fo:keep-together="always">
        <style:background-image/>
      </style:table-row-properties>
    </style:style>
    <style:style style:name="Taula6.A1" style:family="table-cell">
      <style:table-cell-properties style:vertical-align="top" fo:background-color="transparent" fo:padding-left="0.075in" fo:padding-right="0.075in" fo:padding-top="0in" fo:padding-bottom="0in" fo:border-left="none" fo:border-right="none" fo:border-top="1pt solid #808080" fo:border-bottom="1pt solid #808080" style:writing-mode="lr-tb">
        <style:background-image/>
      </style:table-cell-properties>
    </style:style>
    <style:style style:name="Taula6.A2" style:family="table-cell">
      <style:table-cell-properties style:vertical-align="top" fo:background-color="transparent" fo:padding-left="0.075in" fo:padding-right="0.075in" fo:padding-top="0in" fo:padding-bottom="0in" fo:border-left="none" fo:border-right="none" fo:border-top="none" fo:border-bottom="1pt solid #808080" style:writing-mode="lr-tb">
        <style:background-image/>
      </style:table-cell-properties>
    </style:style>
    <style:style style:name="Taula6.3" style:family="table-row">
      <style:table-row-properties style:min-row-height="0.1194in" fo:keep-together="always"/>
    </style:style>
    <style:style style:name="Taula6.A3" style:family="table-cell">
      <style:table-cell-properties fo:padding="0.0382in" fo:border="none"/>
    </style:style>
    <style:style style:name="Taula6.B3" style:family="table-cell">
      <style:table-cell-properties fo:padding="0.0382in" fo:border="none"/>
    </style:style>
    <style:style style:name="Taula6.C3" style:family="table-cell">
      <style:table-cell-properties fo:padding="0.0382in" fo:border="none"/>
    </style:style>
    <style:style style:name="Taula6.D3" style:family="table-cell">
      <style:table-cell-properties fo:padding="0.0382in" fo:border="none"/>
    </style:style>
    <style:style style:name="Taula6.E3" style:family="table-cell">
      <style:table-cell-properties fo:padding="0.0382in" fo:border="none"/>
    </style:style>
    <style:style style:name="Taula6.4" style:family="table-row">
      <style:table-row-properties fo:keep-together="always"/>
    </style:style>
    <style:style style:name="Taula6.A4" style:family="table-cell">
      <style:table-cell-properties fo:padding="0.0382in" fo:border="none"/>
    </style:style>
    <style:style style:name="Taula6.B4" style:family="table-cell">
      <style:table-cell-properties fo:padding="0.0382in" fo:border="none"/>
    </style:style>
    <style:style style:name="Taula6.C4" style:family="table-cell">
      <style:table-cell-properties fo:padding="0.0382in" fo:border="none"/>
    </style:style>
    <style:style style:name="Taula6.D4" style:family="table-cell">
      <style:table-cell-properties fo:padding="0.0382in" fo:border="none"/>
    </style:style>
    <style:style style:name="Taula6.E4" style:family="table-cell">
      <style:table-cell-properties fo:padding="0.0382in" fo:border="none"/>
    </style:style>
    <style:style style:name="P1" style:family="paragraph" style:parent-style-name="Footnote">
      <style:paragraph-properties fo:text-align="end" style:justify-single-word="false"/>
    </style:style>
    <style:style style:name="P2" style:family="paragraph" style:parent-style-name="Table_20_Contents">
      <style:paragraph-properties fo:text-align="justify" style:justify-single-word="false"/>
      <style:text-properties style:font-name="Calibri"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8pt" style:font-size-asian="8pt" style:font-size-complex="8pt"/>
    </style:style>
    <style:style style:name="P4" style:family="paragraph" style:parent-style-name="Table_20_Contents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5" style:family="paragraph" style:parent-style-name="Standard">
      <style:text-properties style:font-name="Calibri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Calibri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9" style:family="paragraph" style:parent-style-name="Standard">
      <style:paragraph-properties fo:text-align="center" style:justify-single-word="false"/>
      <style:text-properties style:font-name="Calibri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1pt" fo:language="ca" fo:country="ES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8pt" style:font-size-asian="8pt" style:font-name-complex="Calibri1" style:font-size-complex="8pt"/>
    </style:style>
    <style:style style:name="P12" style:family="paragraph" style:parent-style-name="Standard">
      <style:paragraph-properties fo:text-align="justify" style:justify-single-word="false"/>
      <style:text-properties fo:font-size="4pt" style:font-size-asian="4pt" style:font-size-complex="4pt"/>
    </style:style>
    <style:style style:name="P13" style:family="paragraph" style:parent-style-name="Table_20_Heading">
      <style:text-properties style:font-name="Calibri" fo:font-size="6pt" style:font-size-asian="6pt" style:font-size-complex="6pt"/>
    </style:style>
    <style:style style:name="P14" style:family="paragraph" style:parent-style-name="Standard">
      <style:paragraph-properties fo:margin-top="0in" fo:margin-bottom="0in" fo:line-height="100%" fo:text-align="justify" style:justify-single-word="false" style:snap-to-layout-grid="false"/>
      <style:text-properties style:font-name="Calibri" fo:language="ca" fo:country="ES" fo:font-weight="bold" style:font-weight-asian="bold" style:font-weight-complex="bold"/>
    </style:style>
    <style:style style:name="P15" style:family="paragraph" style:parent-style-name="Standard">
      <style:paragraph-properties fo:margin-top="0in" fo:margin-bottom="0in" fo:line-height="100%" fo:text-align="justify" style:justify-single-word="false" style:snap-to-layout-grid="false"/>
      <style:text-properties style:font-name="Calibri" fo:font-size="10pt" fo:language="ca" fo:country="ES" fo:font-weight="bold" style:font-size-asian="10pt" style:font-weight-asian="bold" style:font-size-complex="10pt" style:font-weight-complex="bold"/>
    </style:style>
    <style:style style:name="P16" style:family="paragraph" style:parent-style-name="Texto_20_independiente_20_2">
      <style:paragraph-properties fo:margin-top="0in" fo:margin-bottom="0in" fo:line-height="150%" fo:text-align="justify" style:justify-single-word="false" fo:orphans="0" fo:widows="0" fo:background-color="transparent" style:shadow="none">
        <style:tab-stops/>
        <style:background-image/>
      </style:paragraph-properties>
      <style:text-properties style:font-name="Calibri1" fo:font-size="8pt" style:font-size-asian="8pt" style:font-name-complex="Calibri1" style:font-size-complex="8pt"/>
    </style:style>
    <style:style style:name="P17" style:family="paragraph" style:parent-style-name="Texto_20_independiente_20_2">
      <style:paragraph-properties fo:margin-top="0in" fo:margin-bottom="0in" fo:line-height="150%" fo:text-align="justify" style:justify-single-word="false" fo:keep-together="always" fo:orphans="0" fo:widows="0" fo:background-color="transparent" style:shadow="none">
        <style:tab-stops/>
        <style:background-image/>
      </style:paragraph-properties>
      <style:text-properties style:font-name="Calibri1" fo:font-size="8pt" style:font-size-asian="8pt" style:font-name-complex="Calibri1" style:font-size-complex="8pt"/>
    </style:style>
    <style:style style:name="P18" style:family="paragraph" style:parent-style-name="Texto_20_independiente_20_2">
      <style:paragraph-properties fo:margin-top="0in" fo:margin-bottom="0in" fo:line-height="150%" fo:text-align="justify" style:justify-single-word="false" fo:orphans="0" fo:widows="0" fo:background-color="transparent" style:shadow="none">
        <style:tab-stops/>
        <style:background-image/>
      </style:paragraph-properties>
      <style:text-properties style:font-name="Calibri1" fo:font-size="8pt" style:font-size-asian="7pt" style:font-name-complex="Calibri1" style:font-size-complex="8pt"/>
    </style:style>
    <style:style style:name="P19" style:family="paragraph" style:parent-style-name="Texto_20_independiente_20_2">
      <style:paragraph-properties fo:margin-top="0in" fo:margin-bottom="0in" fo:line-height="150%" fo:text-align="justify" style:justify-single-word="false" fo:keep-together="always" fo:orphans="0" fo:widows="0" fo:background-color="transparent" style:shadow="none">
        <style:tab-stops/>
        <style:background-image/>
      </style:paragraph-properties>
      <style:text-properties fo:font-size="8pt" style:font-size-asian="8pt" style:font-name-complex="Calibri1" style:font-size-complex="8pt"/>
    </style:style>
    <style:style style:name="P20" style:family="paragraph" style:parent-style-name="Texto_20_independiente_20_2">
      <style:paragraph-properties fo:margin-top="0in" fo:margin-bottom="0in" fo:line-height="150%" fo:text-align="justify" style:justify-single-word="false" fo:orphans="0" fo:widows="0" fo:background-color="transparent" style:shadow="none">
        <style:tab-stops/>
        <style:background-image/>
      </style:paragraph-properties>
      <style:text-properties style:font-name="Calibri" fo:font-size="8pt" style:font-size-asian="8pt" style:font-name-complex="Calibri1" style:font-size-complex="8pt"/>
    </style:style>
    <style:style style:name="P21" style:family="paragraph" style:parent-style-name="Standard" style:master-page-name="ghap">
      <style:paragraph-properties style:page-number="auto"/>
      <style:text-properties fo:font-size="6pt" style:font-size-asian="5.25pt" style:font-size-complex="6pt"/>
    </style:style>
    <style:style style:name="P22" style:family="paragraph" style:parent-style-name="Standard" style:master-page-name="ghap">
      <style:paragraph-properties fo:text-align="justify" style:justify-single-word="false" style:page-number="1"/>
      <style:text-properties fo:font-size="4pt" style:font-size-asian="4pt" style:font-size-complex="4pt"/>
    </style:style>
    <style:style style:name="P2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ca" fo:country="ES"/>
    </style:style>
    <style:style style:name="T2" style:family="text">
      <style:text-properties fo:language="ca" fo:country="ES" fo:font-weight="bold" style:font-weight-asian="bold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1256in" fo:margin-right="0.1256in" style:wrap="non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  <text:notes-configuration text:note-class="endnote"/>
      </style:section-properties>
    </style:style>
  </office:automatic-styles>
  <office:body>
    <office:text text:use-soft-page-breaks="true">
      <text:tracked-changes text:track-changes="false">
        <text:changed-region xml:id="ct25528560" text:id="ct25528560">
          <text:insertion>
            <office:change-info>
              <dc:creator>usuari </dc:creator>
              <dc:date>2011-10-29T18:33:00</dc:date>
            </office:change-info>
          </text:insertion>
        </text:changed-region>
        <text:changed-region xml:id="ct25542944" text:id="ct25542944">
          <text:insertion>
            <office:change-info>
              <dc:creator>usuari </dc:creator>
              <dc:date>2011-10-29T18:34:00</dc:date>
            </office:change-info>
          </text:insertion>
        </text:changed-region>
        <text:changed-region xml:id="ct25557344" text:id="ct25557344">
          <text:insertion>
            <office:change-info>
              <dc:creator>usuari </dc:creator>
              <dc:date>2011-10-28T23:29:00</dc:date>
            </office:change-info>
          </text:insertion>
        </text:changed-region>
        <text:changed-region xml:id="ct25530048" text:id="ct25530048">
          <text:insertion>
            <office:change-info>
              <dc:creator>usuari </dc:creator>
              <dc:date>2012-10-22T23:28:00</dc:date>
            </office:change-info>
          </text:insertion>
        </text:changed-region>
        <text:changed-region xml:id="ct25569632" text:id="ct25569632">
          <text:insertion>
            <office:change-info>
              <dc:creator>usuari </dc:creator>
              <dc:date>2012-10-22T23:28:00</dc:date>
            </office:change-info>
          </text:insertion>
        </text:changed-region>
        <text:changed-region xml:id="ct25569904" text:id="ct25569904">
          <text:insertion>
            <office:change-info>
              <dc:creator>usuari </dc:creator>
              <dc:date>2012-10-22T22:48:00</dc:date>
            </office:change-info>
          </text:insertion>
        </text:changed-region>
        <text:changed-region xml:id="ct25573040" text:id="ct25573040">
          <text:insertion>
            <office:change-info>
              <dc:creator>usuari </dc:creator>
              <dc:date>2012-10-22T22:49:00</dc:date>
            </office:change-info>
          </text:insertion>
        </text:changed-region>
        <text:changed-region xml:id="ct25568768" text:id="ct25568768">
          <text:insertion>
            <office:change-info>
              <dc:creator>usuari </dc:creator>
              <dc:date>2012-10-30T16:05:00</dc:date>
            </office:change-info>
          </text:insertion>
        </text:changed-region>
        <text:changed-region xml:id="ct25480656" text:id="ct25480656">
          <text:insertion>
            <office:change-info>
              <dc:creator>usuari </dc:creator>
              <dc:date>2012-10-22T23:02:00</dc:date>
            </office:change-info>
          </text:insertion>
        </text:changed-region>
        <text:changed-region xml:id="ct25582848" text:id="ct25582848">
          <text:insertion>
            <office:change-info>
              <dc:creator>usuari </dc:creator>
              <dc:date>2012-10-22T23:28:00</dc:date>
            </office:change-info>
          </text:insertion>
        </text:changed-region>
        <text:changed-region xml:id="ct25480352" text:id="ct25480352">
          <text:insertion>
            <office:change-info>
              <dc:creator>usuari </dc:creator>
              <dc:date>2012-10-22T23:03:00</dc:date>
            </office:change-info>
          </text:insertion>
        </text:changed-region>
        <text:changed-region xml:id="ct25571072" text:id="ct25571072">
          <text:insertion>
            <office:change-info>
              <dc:creator>usuari </dc:creator>
              <dc:date>2012-10-22T23:04:00</dc:date>
            </office:change-info>
          </text:insertion>
        </text:changed-region>
        <text:changed-region xml:id="ct25597648" text:id="ct25597648">
          <text:insertion>
            <office:change-info>
              <dc:creator>usuari </dc:creator>
              <dc:date>2012-11-20T16:28:00</dc:date>
            </office:change-info>
          </text:insertion>
        </text:changed-region>
        <text:changed-region xml:id="ct25597984" text:id="ct25597984">
          <text:insertion>
            <office:change-info>
              <dc:creator>usuari </dc:creator>
              <dc:date>2012-11-20T16:28:00</dc:date>
            </office:change-info>
          </text:insertion>
        </text:changed-region>
        <text:changed-region xml:id="ct25599936" text:id="ct25599936">
          <text:insertion>
            <office:change-info>
              <dc:creator>usuari </dc:creator>
              <dc:date>2012-10-22T23:04:00</dc:date>
            </office:change-info>
          </text:insertion>
        </text:changed-region>
        <text:changed-region xml:id="ct25537520" text:id="ct25537520">
          <text:insertion>
            <office:change-info>
              <dc:creator>usuari </dc:creator>
              <dc:date>2012-10-22T23:04:00</dc:date>
            </office:change-info>
          </text:insertion>
        </text:changed-region>
        <text:changed-region xml:id="ct25643920" text:id="ct25643920">
          <text:insertion>
            <office:change-info>
              <dc:creator>usuari </dc:creator>
              <dc:date>2012-10-22T23:04:00</dc:date>
            </office:change-info>
          </text:insertion>
        </text:changed-region>
        <text:changed-region xml:id="ct24898512" text:id="ct24898512">
          <text:insertion>
            <office:change-info>
              <dc:creator>usuari </dc:creator>
              <dc:date>2012-10-22T23:04:00</dc:date>
            </office:change-info>
          </text:insertion>
        </text:changed-region>
        <text:changed-region xml:id="ct25640208" text:id="ct25640208">
          <text:insertion>
            <office:change-info>
              <dc:creator>usuari </dc:creator>
              <dc:date>2012-10-22T23:04:00</dc:date>
            </office:change-info>
          </text:insertion>
        </text:changed-region>
        <text:changed-region xml:id="ct25634272" text:id="ct25634272">
          <text:insertion>
            <office:change-info>
              <dc:creator>usuari </dc:creator>
              <dc:date>2012-10-22T23:45:00</dc:date>
            </office:change-info>
          </text:insertion>
        </text:changed-region>
        <text:changed-region xml:id="ct25645376" text:id="ct25645376">
          <text:insertion>
            <office:change-info>
              <dc:creator>usuari </dc:creator>
              <dc:date>2012-10-22T23:04:00</dc:date>
            </office:change-info>
          </text:insertion>
        </text:changed-region>
        <text:changed-region xml:id="ct25660368" text:id="ct25660368">
          <text:insertion>
            <office:change-info>
              <dc:creator>usuari </dc:creator>
              <dc:date>2012-10-22T23:04:00</dc:date>
            </office:change-info>
          </text:insertion>
        </text:changed-region>
        <text:changed-region xml:id="ct25530880" text:id="ct25530880">
          <text:insertion>
            <office:change-info>
              <dc:creator>usuari </dc:creator>
              <dc:date>2012-10-22T23:04:00</dc:date>
            </office:change-info>
          </text:insertion>
        </text:changed-region>
        <text:changed-region xml:id="ct25138960" text:id="ct25138960">
          <text:insertion>
            <office:change-info>
              <dc:creator>usuari </dc:creator>
              <dc:date>2012-10-22T23:04:00</dc:date>
            </office:change-info>
          </text:insertion>
        </text:changed-region>
        <text:changed-region xml:id="ct25642608" text:id="ct25642608">
          <text:insertion>
            <office:change-info>
              <dc:creator>usuari </dc:creator>
              <dc:date>2012-10-22T23:04:00</dc:date>
            </office:change-info>
          </text:insertion>
        </text:changed-region>
        <text:changed-region xml:id="ct25642912" text:id="ct25642912">
          <text:insertion>
            <office:change-info>
              <dc:creator>usuari </dc:creator>
              <dc:date>2012-10-22T23:46:00</dc:date>
            </office:change-info>
          </text:insertion>
        </text:changed-region>
        <text:changed-region xml:id="ct25672080" text:id="ct25672080">
          <text:insertion>
            <office:change-info>
              <dc:creator>usuari </dc:creator>
              <dc:date>2012-10-22T23:04:00</dc:date>
            </office:change-info>
          </text:insertion>
        </text:changed-region>
        <text:changed-region xml:id="ct25659072" text:id="ct25659072">
          <text:insertion>
            <office:change-info>
              <dc:creator>usuari </dc:creator>
              <dc:date>2012-10-22T23:05:00</dc:date>
            </office:change-info>
          </text:insertion>
        </text:changed-region>
        <text:changed-region xml:id="ct25639696" text:id="ct25639696">
          <text:insertion>
            <office:change-info>
              <dc:creator>usuari </dc:creator>
              <dc:date>2012-10-22T23:05:00</dc:date>
            </office:change-info>
          </text:insertion>
        </text:changed-region>
        <text:changed-region xml:id="ct25140784" text:id="ct25140784">
          <text:insertion>
            <office:change-info>
              <dc:creator>usuari </dc:creator>
              <dc:date>2012-10-22T23:05:00</dc:date>
            </office:change-info>
          </text:insertion>
        </text:changed-region>
        <text:changed-region xml:id="ct25670976" text:id="ct25670976">
          <text:insertion>
            <office:change-info>
              <dc:creator>usuari </dc:creator>
              <dc:date>2012-10-22T23:46:00</dc:date>
            </office:change-info>
          </text:insertion>
        </text:changed-region>
        <text:changed-region xml:id="ct25643472" text:id="ct25643472">
          <text:insertion>
            <office:change-info>
              <dc:creator>usuari </dc:creator>
              <dc:date>2012-10-22T23:05:00</dc:date>
            </office:change-info>
          </text:insertion>
        </text:changed-region>
        <text:changed-region xml:id="ct25635296" text:id="ct25635296">
          <text:insertion>
            <office:change-info>
              <dc:creator>usuari </dc:creator>
              <dc:date>2012-10-22T23:05:00</dc:date>
            </office:change-info>
          </text:insertion>
        </text:changed-region>
        <text:changed-region xml:id="ct25641024" text:id="ct25641024">
          <text:insertion>
            <office:change-info>
              <dc:creator>usuari </dc:creator>
              <dc:date>2012-10-22T23:05:00</dc:date>
            </office:change-info>
          </text:insertion>
        </text:changed-region>
        <text:changed-region xml:id="ct25742464" text:id="ct25742464">
          <text:insertion>
            <office:change-info>
              <dc:creator>usuari </dc:creator>
              <dc:date>2012-10-22T23:0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section text:style-name="Sect1" text:name="Secció1">
        <table:table table:name="Taula5" table:style-name="Taula5">
          <table:table-column table:style-name="Taula5.A"/>
          <table:table-row>
            <table:table-cell table:style-name="Taula5.A1" office:value-type="string">
              <text:p text:style-name="Standard">­ [ Logo, dades del centre<office:annotation><dc:creator>usuari </dc:creator><dc:date>2011-10-29T19:29:19</dc:date><text:p text:style-name="P23"><text:span text:style-name="T3">do section for r in reports</text:span></text:p></office:annotation></text:p>
            </table:table-cell>
          </table:table-row>
        </table:table>
        <table:table table:name="Titol" table:style-name="Titol">
          <table:table-column table:style-name="Titol.A"/>
          <table:table-row>
            <table:table-cell table:style-name="Titol.A1" office:value-type="string">
              <text:p text:style-name="P6">Full de Seguiment. <text:change-start text:change-id="ct25528560"/>r.data_inici<text:change-end text:change-id="ct25528560"/> a <text:change-start text:change-id="ct25542944"/>r.data_fi<text:change-end text:change-id="ct25542944"/></text:p>
            </table:table-cell>
          </table:table-row>
        </table:table>
        <text:p text:style-name="P5"/>
        <text:p text:style-name="P7">Família de l’alumne/a: <text:change-start text:change-id="ct25557344"/>r.alumne<text:change-end text:change-id="ct25557344"/></text:p>
        <text:p text:style-name="P7"/>
        <text:p text:style-name="P7">Benvolguts , </text:p>
        <text:p text:style-name="P7"/>
        <table:table table:name="Taula1" table:style-name="Taula1">
          <table:table-column table:style-name="Taula1.A"/>
          <table:table-column table:style-name="Taula1.B"/>
          <table:table-row>
            <table:table-cell table:style-name="Taula1.A1" office:value-type="string">
              <text:p text:style-name="P8"><text:span text:style-name="T1"><office:annotation><dc:creator>usuari </dc:creator><dc:date>2012-10-22T22:06:30</dc:date><text:p text:style-name="P23"><text:span text:style-name="T3">do table if r.informe</text:span></text:p></office:annotation></text:span><text:span text:style-name="T1">Els informem del conjunt d’incidències de l’alumne/a </text:span><text:change-start text:change-id="ct25530048"/><text:span text:style-name="T1">r.alumne</text:span><text:change-end text:change-id="ct25530048"/><text:span text:style-name="T1"> que cursa </text:span><text:change-start text:change-id="ct25569632"/><text:span text:style-name="T1">r.alumne.grup</text:span><text:change-end text:change-id="ct25569632"/> <text:span text:style-name="T1">durant el període indicat. Si tenen qualsevol dubte adreceu-vos al tutor de l’alumne</text:span>.</text:p>
              <text:p text:style-name="P8"/>
              <table:table table:name="Taula7" table:style-name="Taula7">
                <table:table-column table:style-name="Taula7.A"/>
                <table:table-column table:style-name="Taula7.B"/>
                <table:table-row>
                  <table:table-cell table:style-name="Taula7.A1" office:value-type="string">
                    <text:p text:style-name="P4"><office:annotation><dc:creator>usuari </dc:creator><dc:date>2012-10-22T21:57:12</dc:date><text:p text:style-name="P23"><text:span text:style-name="T3">do row for resum in r.resum</text:span></text:p></office:annotation><text:change-start text:change-id="ct25569904"/>resum.item<text:change-end text:change-id="ct25569904"/></text:p>
                  </table:table-cell>
                  <table:table-cell table:style-name="Taula7.B1" office:value-type="string">
                    <text:p text:style-name="P4"><text:change-start text:change-id="ct25573040"/>resum.valor<text:change-end text:change-id="ct25573040"/></text:p>
                  </table:table-cell>
                </table:table-row>
              </table:table>
              <text:p text:style-name="P8"/>
              <text:p text:style-name="P9"><office:annotation><dc:creator>usuari </dc:creator><dc:date>2012-10-22T23:31:43</dc:date><text:p text:style-name="P23"><text:span text:style-name="T3">do text if r.detall</text:span></text:p></office:annotation>(veure el detall a la pàgina següent)</text:p>
              <text:p text:style-name="P8"/>
              <text:p text:style-name="P7">Atentament,</text:p>
              <text:p text:style-name="P7"/>
              <text:p text:style-name="P7">[ nom centre ],</text:p>
              <text:p text:style-name="P8">[ localitat ], <text:change-start text:change-id="ct25568768"/>r.data<text:change-end text:change-id="ct25568768"/></text:p>
            </table:table-cell>
            <table:table-cell table:style-name="Taula1.A1" office:value-type="string">
              <text:p text:style-name="P8"/>
              <text:p text:style-name="P8"/>
              <text:p text:style-name="P8"/>
              <text:p text:style-name="P8"/>
              <text:p text:style-name="P8"/>
              <text:p text:style-name="P8"/>
              <text:p text:style-name="P8"/>
              <text:p text:style-name="P8"/>
              <text:p text:style-name="P8"/>
              <text:p text:style-name="P8"/>
              <text:p text:style-name="P8"/>
              <text:p text:style-name="P8"/>
              <text:p text:style-name="P8"/>
              <text:p text:style-name="P8"/>
              <text:p text:style-name="P8"/>
              <text:p text:style-name="P8"/>
              <text:p text:style-name="P8"/>
              <text:p text:style-name="P8"/>
              <text:p text:style-name="P8"/>
              <text:p text:style-name="P8"/>
              <text:p text:style-name="P8"/>
              <text:p text:style-name="P8"/>
            </table:table-cell>
          </table:table-row>
        </table:table>
        <text:p text:style-name="P7"/>
        <table:table table:name="Taula9" table:style-name="Taula9">
          <table:table-column table:style-name="Taula9.A"/>
          <table:table-row>
            <table:table-cell table:style-name="Taula9.A1" office:value-type="string">
              <text:p text:style-name="P8"><text:span text:style-name="T1"><office:annotation><dc:creator>usuari </dc:creator><dc:date>2012-10-22T22:06:57</dc:date><text:p text:style-name="P23"><text:span text:style-name="T3">do table if r.recordatori</text:span></text:p></office:annotation></text:span><text:span text:style-name="T1">Com a pares i tutors de l’alumne: </text:span><text:change-start text:change-id="ct25480656"/><text:span text:style-name="T1">r.alumne</text:span><text:change-end text:change-id="ct25480656"/><text:span text:style-name="T1"> que cursa </text:span><text:change-start text:change-id="ct25582848"/><text:span text:style-name="T1">r.alumne.grup</text:span><text:change-end text:change-id="ct25582848"/><text:span text:style-name="T1"> us podeu informar de les incidències <text:s/>mitjançant <text:s/>el </text:span><text:span text:style-name="T2">Portal de relació Institut Famílies</text:span><text:span text:style-name="T1"> .</text:span></text:p>
              <text:p text:style-name="P10"/>
              <text:p text:style-name="P10">Per donar-vos d’alta i informar-vos puntualment de les noves incidències us enviem missatges al <text:s/>vostre correu electrònic: <text:change-start text:change-id="ct25480352"/>r.correus<text:change-end text:change-id="ct25480352"/> . </text:p>
              <text:p text:style-name="P10"/>
              <text:p text:style-name="P8"><text:span text:style-name="T1">Com sigui que hem observat que teniu informació pendent de revisar al </text:span><text:span text:style-name="T2">Portal de relació Institut Famílies</text:span><text:span text:style-name="T1"> us demanem que, per a un correcte seguiment de les activitats del seu fill, us hi connecteu periòdicament i sempre que rebeu el correu avisant-vos de noves incidències.</text:span></text:p>
              <text:p text:style-name="P10"/>
              <text:p text:style-name="P10">Si observeu cap error en l’adreça electrònica o la heu canviat us demanem que ho comuniqueu al tutor directament. En cas que tingueu d’altres problemes <text:s/>de connexió no dubteu en dir-nos-ho per mirar de resoldre l’ incidència el més ràpidament possible.</text:p>
              <text:p text:style-name="P10"/>
              <text:p text:style-name="P8">La col·laboració del centre i les famílies es fonamental per a l’èxit en el procés educatiu.</text:p>
              <text:p text:style-name="P8"/>
              <text:p text:style-name="P8"/>
              <text:p text:style-name="P7">Atentament,</text:p>
              <text:p text:style-name="P7"/>
              <text:p text:style-name="P7">[ Nom Centre ],</text:p>
              <text:p text:style-name="P8"><text:soft-page-break/>[ Localitat ], <text:change-start text:change-id="ct25571072"/>r.data<text:change-end text:change-id="ct25571072"/></text:p>
            </table:table-cell>
          </table:table-row>
        </table:table>
        <text:p text:style-name="P8"/>
        <table:table table:name="Taula8" table:style-name="Taula8">
          <table:table-column table:style-name="Taula8.A"/>
          <table:table-row>
            <table:table-cell table:style-name="Taula8.A1" office:value-type="string">
              <text:p text:style-name="P8"/>
              <text:p text:style-name="P18"><draw:frame draw:style-name="fr1" draw:name="gràfics5" text:anchor-type="char" svg:x="0.0339in" svg:y="0.0673in" svg:width="0.3902in" svg:height="0.1953in" draw:z-index="0"><draw:image xlink:href="Pictures/10000000000000570000002C363AFA56.png" xlink:type="simple" xlink:show="embed" xlink:actuate="onLoad"/></draw:frame></text:p>
              <text:p text:style-name="P16">El/la Sr/a ___________________________________________________ com a pare/mare/tutor <text:s/>de l’alumne/a <text:change-start text:change-id="ct25597648"/>r.alumne<text:change-end text:change-id="ct25597648"/> de <text:change-start text:change-id="ct25597984"/>r.alumne.grup<text:change-end text:change-id="ct25597984"/>, he rebut el butlletí de seguiment.</text:p>
              <text:p text:style-name="P17">Signat:</text:p>
              <text:p text:style-name="P17">DNI Num:</text:p>
              <text:p text:style-name="P19">_________________, ____ de _________________ de 201__ .</text:p>
              <text:p text:style-name="P20"/>
            </table:table-cell>
          </table:table-row>
        </table:table>
        <text:p text:style-name="P11"/>
        <table:table table:name="Taula4" table:style-name="Taula4">
          <table:table-column table:style-name="Taula4.A"/>
          <table:table-row>
            <table:table-cell table:style-name="Taula4.A1" office:value-type="string">
              <text:p text:style-name="Text"><office:annotation><dc:creator>usuari </dc:creator><dc:date>2012-10-22T22:07:22</dc:date><text:p text:style-name="P23"><text:span text:style-name="T3">do table if r.detall</text:span></text:p></office:annotation></text:p>
              <table:table table:name="Faltes" table:style-name="Faltes">
                <table:table-column table:style-name="Faltes.A"/>
                <table:table-column table:style-name="Faltes.B"/>
                <table:table-column table:style-name="Faltes.C"/>
                <table:table-column table:style-name="Faltes.D"/>
                <table:table-header-rows>
                  <table:table-row table:style-name="Faltes.1">
                    <table:table-cell table:style-name="Faltes.A1" table:number-columns-spanned="4" office:value-type="string">
                      <text:p text:style-name="P14"><office:annotation><dc:creator>usuari </dc:creator><dc:date>2012-10-22T23:54:11</dc:date><text:p text:style-name="P23"><text:span text:style-name="T3">do table if r.assistencia</text:span></text:p></office:annotation>Assistència</text:p>
                    </table:table-cell>
                    <table:covered-table-cell/>
                    <table:covered-table-cell/>
                    <table:covered-table-cell/>
                  </table:table-row>
                  <table:table-row table:style-name="Faltes.1">
                    <table:table-cell table:style-name="Faltes.A2" office:value-type="string">
                      <text:p text:style-name="P15">Tipus</text:p>
                    </table:table-cell>
                    <table:table-cell table:style-name="Faltes.A2" office:value-type="string">
                      <text:p text:style-name="P15">Dia</text:p>
                    </table:table-cell>
                    <table:table-cell table:style-name="Faltes.A2" office:value-type="string">
                      <text:p text:style-name="P15">Hora</text:p>
                    </table:table-cell>
                    <table:table-cell table:style-name="Faltes.A2" office:value-type="string">
                      <text:p text:style-name="P15">Assignatura</text:p>
                    </table:table-cell>
                  </table:table-row>
                  <table:table-row table:style-name="Faltes.3">
                    <table:table-cell table:style-name="Faltes.A4" office:value-type="string">
                      <text:p text:style-name="P13"/>
                    </table:table-cell>
                    <table:table-cell table:style-name="Faltes.B4" office:value-type="string">
                      <text:p text:style-name="P13"/>
                    </table:table-cell>
                    <table:table-cell table:style-name="Faltes.C4" office:value-type="string">
                      <text:p text:style-name="P13"/>
                    </table:table-cell>
                    <table:table-cell table:style-name="Faltes.D4" office:value-type="string">
                      <text:p text:style-name="P13"/>
                    </table:table-cell>
                  </table:table-row>
                </table:table-header-rows>
                <table:table-row table:style-name="Faltes.4">
                  <table:table-cell table:style-name="Faltes.A4" office:value-type="string">
                    <text:p text:style-name="P2"><text:change-start text:change-id="ct25599936"/>a.tipus<text:change-end text:change-id="ct25599936"/><office:annotation><dc:creator>usuari </dc:creator><dc:date>2011-10-29T19:29:42</dc:date><text:p text:style-name="P23"><text:span text:style-name="T3">do row for a in r.assistencia</text:span></text:p></office:annotation></text:p>
                  </table:table-cell>
                  <table:table-cell table:style-name="Faltes.B4" office:value-type="string">
                    <text:p text:style-name="P2"><text:change-start text:change-id="ct25537520"/>a.dia<text:change-end text:change-id="ct25537520"/></text:p>
                  </table:table-cell>
                  <table:table-cell table:style-name="Faltes.C4" office:value-type="string">
                    <text:p text:style-name="P2"><text:change-start text:change-id="ct25643920"/>a.hora<text:change-end text:change-id="ct25643920"/></text:p>
                  </table:table-cell>
                  <table:table-cell table:style-name="Faltes.D4" office:value-type="string">
                    <text:p text:style-name="P3"><text:change-start text:change-id="ct24898512"/>a.assignatura<text:change-end text:change-id="ct24898512"/></text:p>
                  </table:table-cell>
                </table:table-row>
              </table:table>
              <text:p text:style-name="P8"/>
              <table:table table:name="Taula3" table:style-name="Taula3">
                <table:table-column table:style-name="Taula3.A"/>
                <table:table-column table:style-name="Taula3.B"/>
                <table:table-column table:style-name="Taula3.C"/>
                <table:table-column table:style-name="Taula3.D"/>
                <table:table-column table:style-name="Taula3.E"/>
                <table:table-header-rows>
                  <table:table-row table:style-name="Taula3.1">
                    <table:table-cell table:style-name="Taula3.A1" table:number-columns-spanned="5" office:value-type="string">
                      <text:p text:style-name="P14"><office:annotation><dc:creator>usuari </dc:creator><dc:date>2011-10-29T20:36:38</dc:date><text:p text:style-name="P23"><text:span text:style-name="T3">do table if r.observacions</text:span></text:p></office:annotation>Observacions</text:p>
                    </table:table-cell>
                    <table:covered-table-cell/>
                    <table:covered-table-cell/>
                    <table:covered-table-cell/>
                    <table:covered-table-cell/>
                  </table:table-row>
                  <table:table-row table:style-name="Taula3.1">
                    <table:table-cell table:style-name="Taula3.A2" office:value-type="string">
                      <text:p text:style-name="P15">Dia</text:p>
                    </table:table-cell>
                    <table:table-cell table:style-name="Taula3.A2" office:value-type="string">
                      <text:p text:style-name="P15">Hora</text:p>
                    </table:table-cell>
                    <table:table-cell table:style-name="Taula3.A2" office:value-type="string">
                      <text:p text:style-name="P15">Assignatura</text:p>
                    </table:table-cell>
                    <table:table-cell table:style-name="Taula3.A2" office:value-type="string">
                      <text:p text:style-name="P15">Professor </text:p>
                    </table:table-cell>
                    <table:table-cell table:style-name="Taula3.A2" office:value-type="string">
                      <text:p text:style-name="P15">Observació</text:p>
                    </table:table-cell>
                  </table:table-row>
                  <table:table-row table:style-name="Taula3.3">
                    <table:table-cell table:style-name="Taula3.A4" office:value-type="string">
                      <text:p text:style-name="P13"/>
                    </table:table-cell>
                    <table:table-cell table:style-name="Taula3.B4" office:value-type="string">
                      <text:p text:style-name="P13"/>
                    </table:table-cell>
                    <table:table-cell table:style-name="Taula3.C4" office:value-type="string">
                      <text:p text:style-name="P13"/>
                    </table:table-cell>
                    <table:table-cell table:style-name="Taula3.D4" office:value-type="string">
                      <text:p text:style-name="P13"/>
                    </table:table-cell>
                    <table:table-cell table:style-name="Taula3.E4" office:value-type="string">
                      <text:p text:style-name="P13"/>
                    </table:table-cell>
                  </table:table-row>
                </table:table-header-rows>
                <table:table-row table:style-name="Taula3.4">
                  <table:table-cell table:style-name="Taula3.A4" office:value-type="string">
                    <text:p text:style-name="P2"><text:change-start text:change-id="ct25640208"/><office:annotation><dc:creator>usuari </dc:creator><dc:date>2011-10-29T19:30:02</dc:date><text:p text:style-name="P23"><text:span text:style-name="T3">do row for a in r.observacions</text:span></text:p></office:annotation><text:change-end text:change-id="ct25640208"/><text:change-start text:change-id="ct25634272"/>a.dia<text:change-end text:change-id="ct25634272"/></text:p>
                  </table:table-cell>
                  <table:table-cell table:style-name="Taula3.B4" office:value-type="string">
                    <text:p text:style-name="P2"><text:change-start text:change-id="ct25645376"/>a.hora<text:change-end text:change-id="ct25645376"/></text:p>
                  </table:table-cell>
                  <table:table-cell table:style-name="Taula3.C4" office:value-type="string">
                    <text:p text:style-name="P3"><text:change-start text:change-id="ct25660368"/>a.assignatura<text:change-end text:change-id="ct25660368"/></text:p>
                  </table:table-cell>
                  <table:table-cell table:style-name="Taula3.D4" office:value-type="string">
                    <text:p text:style-name="P3">Sr/a <text:change-start text:change-id="ct25530880"/>a.professor<text:change-end text:change-id="ct25530880"/></text:p>
                  </table:table-cell>
                  <table:table-cell table:style-name="Taula3.E4" office:value-type="string">
                    <text:p text:style-name="P2"><text:change-start text:change-id="ct25138960"/>a.observacio<text:change-end text:change-id="ct25138960"/></text:p>
                  </table:table-cell>
                </table:table-row>
              </table:table>
              <text:p text:style-name="P7"/>
              <table:table table:name="Taula2" table:style-name="Taula2">
                <table:table-column table:style-name="Taula2.A"/>
                <table:table-column table:style-name="Taula2.B"/>
                <table:table-column table:style-name="Taula2.C"/>
                <table:table-column table:style-name="Taula2.D"/>
                <table:table-column table:style-name="Taula2.E"/>
                <table:table-header-rows>
                  <table:table-row table:style-name="Taula2.1">
                    <table:table-cell table:style-name="Taula2.A1" table:number-columns-spanned="5" office:value-type="string">
                      <text:p text:style-name="P14"><office:annotation><dc:creator>usuari </dc:creator><dc:date>2011-10-29T20:37:01</dc:date><text:p text:style-name="P23"><text:span text:style-name="T3">do table if r.incidencies</text:span></text:p></office:annotation>Incidències</text:p>
                    </table:table-cell>
                    <table:covered-table-cell/>
                    <table:covered-table-cell/>
                    <table:covered-table-cell/>
                    <table:covered-table-cell/>
                  </table:table-row>
                  <table:table-row table:style-name="Taula2.1">
                    <table:table-cell table:style-name="Taula2.A2" office:value-type="string">
                      <text:p text:style-name="P15">Dia</text:p>
                    </table:table-cell>
                    <table:table-cell table:style-name="Taula2.A2" office:value-type="string">
                      <text:p text:style-name="P15">Hora</text:p>
                    </table:table-cell>
                    <table:table-cell table:style-name="Taula2.A2" office:value-type="string">
                      <text:p text:style-name="P15">Assignatura</text:p>
                    </table:table-cell>
                    <table:table-cell table:style-name="Taula2.A2" office:value-type="string">
                      <text:p text:style-name="P15">Professor </text:p>
                    </table:table-cell>
                    <table:table-cell table:style-name="Taula2.A2" office:value-type="string">
                      <text:p text:style-name="P15">Incidència</text:p>
                    </table:table-cell>
                  </table:table-row>
                  <table:table-row table:style-name="Taula2.3">
                    <table:table-cell table:style-name="Taula2.A4" office:value-type="string">
                      <text:p text:style-name="P13"/>
                    </table:table-cell>
                    <table:table-cell table:style-name="Taula2.B4" office:value-type="string">
                      <text:p text:style-name="P13"/>
                    </table:table-cell>
                    <table:table-cell table:style-name="Taula2.C4" office:value-type="string">
                      <text:p text:style-name="P13"/>
                    </table:table-cell>
                    <table:table-cell table:style-name="Taula2.D4" office:value-type="string">
                      <text:p text:style-name="P13"/>
                    </table:table-cell>
                    <table:table-cell table:style-name="Taula2.E4" office:value-type="string">
                      <text:p text:style-name="P13"/>
                    </table:table-cell>
                  </table:table-row>
                </table:table-header-rows>
                <table:table-row table:style-name="Taula2.4">
                  <table:table-cell table:style-name="Taula2.A4" office:value-type="string">
                    <text:p text:style-name="P2"><text:change-start text:change-id="ct25642608"/><office:annotation><dc:creator>usuari </dc:creator><dc:date>2011-10-29T19:53:03</dc:date><text:p text:style-name="P23"><text:span text:style-name="T3">do row for a in r.incidencies</text:span></text:p></office:annotation><text:change-end text:change-id="ct25642608"/><text:change-start text:change-id="ct25642912"/>a.dia<text:change-end text:change-id="ct25642912"/></text:p>
                  </table:table-cell>
                  <table:table-cell table:style-name="Taula2.B4" office:value-type="string">
                    <text:p text:style-name="P2"><text:change-start text:change-id="ct25672080"/>a.hora<text:change-end text:change-id="ct25672080"/></text:p>
                  </table:table-cell>
                  <table:table-cell table:style-name="Taula2.C4" office:value-type="string">
                    <text:p text:style-name="P3"><text:change-start text:change-id="ct25659072"/>a.assignatura<text:change-end text:change-id="ct25659072"/></text:p>
                  </table:table-cell>
                  <table:table-cell table:style-name="Taula2.D4" office:value-type="string">
                    <text:p text:style-name="P3">Sr/a <text:change-start text:change-id="ct25639696"/>a.professor<text:change-end text:change-id="ct25639696"/></text:p>
                  </table:table-cell>
                  <table:table-cell table:style-name="Taula2.E4" office:value-type="string">
                    <text:p text:style-name="P2"><text:change-start text:change-id="ct25140784"/>a.incidencia<text:change-end text:change-id="ct25140784"/></text:p>
                  </table:table-cell>
                </table:table-row>
              </table:table>
              <text:p text:style-name="P7"/>
              <table:table table:name="Taula6" table:style-name="Taula6">
                <table:table-column table:style-name="Taula6.A"/>
                <table:table-column table:style-name="Taula6.B"/>
                <table:table-column table:style-name="Taula6.C"/>
                <table:table-column table:style-name="Taula6.D"/>
                <table:table-column table:style-name="Taula6.E"/>
                <table:table-header-rows>
                  <table:table-row table:style-name="Taula6.1">
                    <table:table-cell table:style-name="Taula6.A1" table:number-columns-spanned="5" office:value-type="string">
                      <text:p text:style-name="P14"><office:annotation><dc:creator>usuari </dc:creator><dc:date>2011-10-29T20:37:21</dc:date><text:p text:style-name="P23"><text:span text:style-name="T3">do table if r.expulsions</text:span></text:p></office:annotation>Expulsions</text:p>
                    </table:table-cell>
                    <table:covered-table-cell/>
                    <table:covered-table-cell/>
                    <table:covered-table-cell/>
                    <table:covered-table-cell/>
                  </table:table-row>
                  <table:table-row table:style-name="Taula6.1">
                    <table:table-cell table:style-name="Taula6.A2" office:value-type="string">
                      <text:p text:style-name="P15">Dia</text:p>
                    </table:table-cell>
                    <table:table-cell table:style-name="Taula6.A2" office:value-type="string">
                      <text:p text:style-name="P15">Hora</text:p>
                    </table:table-cell>
                    <table:table-cell table:style-name="Taula6.A2" office:value-type="string">
                      <text:p text:style-name="P15">Assignatura</text:p>
                    </table:table-cell>
                    <table:table-cell table:style-name="Taula6.A2" office:value-type="string">
                      <text:p text:style-name="P15">Professor </text:p>
                    </table:table-cell>
                    <table:table-cell table:style-name="Taula6.A2" office:value-type="string">
                      <text:p text:style-name="P15">Motiu</text:p>
                    </table:table-cell>
                  </table:table-row>
                  <table:table-row table:style-name="Taula6.3">
                    <table:table-cell table:style-name="Taula6.A4" office:value-type="string">
                      <text:p text:style-name="P13"/>
                    </table:table-cell>
                    <table:table-cell table:style-name="Taula6.B4" office:value-type="string">
                      <text:p text:style-name="P13"/>
                    </table:table-cell>
                    <table:table-cell table:style-name="Taula6.C4" office:value-type="string">
                      <text:p text:style-name="P13"/>
                    </table:table-cell>
                    <table:table-cell table:style-name="Taula6.D4" office:value-type="string">
                      <text:p text:style-name="P13"/>
                    </table:table-cell>
                    <table:table-cell table:style-name="Taula6.E4" office:value-type="string">
                      <text:p text:style-name="P13"/>
                    </table:table-cell>
                  </table:table-row>
                </table:table-header-rows>
                <table:table-row table:style-name="Taula6.4">
                  <table:table-cell table:style-name="Taula6.A4" office:value-type="string">
                    <text:p text:style-name="P2"><text:change-start text:change-id="ct25670976"/>a.dia<text:change-end text:change-id="ct25670976"/><office:annotation><dc:creator>usuari </dc:creator><dc:date>2011-10-29T19:53:03</dc:date><text:p text:style-name="P23"><text:span text:style-name="T3">do row for a in r.expulsions</text:span></text:p></office:annotation></text:p>
                  </table:table-cell>
                  <table:table-cell table:style-name="Taula6.B4" office:value-type="string">
                    <text:p text:style-name="P2"><text:change-start text:change-id="ct25643472"/>a.hora<text:change-end text:change-id="ct25643472"/></text:p>
                  </table:table-cell>
                  <table:table-cell table:style-name="Taula6.C4" office:value-type="string">
                    <text:p text:style-name="P3"><text:change-start text:change-id="ct25635296"/>a.assignatura<text:change-end text:change-id="ct25635296"/></text:p>
                  </table:table-cell>
                  <table:table-cell table:style-name="Taula6.D4" office:value-type="string">
                    <text:p text:style-name="P3">Sr/a <text:change-start text:change-id="ct25641024"/>a.professor<text:change-end text:change-id="ct25641024"/></text:p>
                  </table:table-cell>
                  <table:table-cell table:style-name="Taula6.E4" office:value-type="string">
                    <text:p text:style-name="P2"><text:change-start text:change-id="ct25742464"/>a.motiu<text:change-end text:change-id="ct25742464"/></text:p>
                  </table:table-cell>
                </table:table-row>
              </table:table>
              <text:p text:style-name="P8"/>
            </table:table-cell>
          </table:table-row>
        </table:table>
        <text:p text:style-name="P8"/>
        <text:p text:style-name="P12"/>
        <text:p text:style-name="P2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DejaVu Sans" svg:font-family="'DejaVu Sans'" style:font-family-generic="swiss"/>
    <style:font-face style:name="Droid Sans" svg:font-family="'Droid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o_20_independiente_20_2" style:display-name="Texto independiente 2" style:family="paragraph" style:parent-style-name="Standard">
      <style:paragraph-properties fo:margin-top="0in" fo:margin-bottom="0.0835in" fo:line-height="200%"/>
      <style:text-properties style:font-name="Times New Roman" fo:font-size="12pt" fo:language="ca" fo:country="ES" style:font-name-asian="Times New Roman" style:font-size-asian="12pt" style:font-name-complex="Times New Roman" style:font-size-complex="12pt"/>
    </style:style>
    <style:style style:name="Footnote" style:family="paragraph" style:parent-style-name="Standard" style:class="extra">
      <style:paragraph-properties fo:margin-top="0in" fo:margin-bottom="0in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ense_20_nom1" style:display-name="Sense nom1" style:family="paragraph" style:parent-style-name="Table_20_Contents" style:class="extra" style:master-page-name="">
      <style:paragraph-properties style:page-number="auto" fo:break-before="page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Sense_20_nom1" style:display-name="Sense nom1" style:family="graphic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note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100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902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100%" style:color="#000000"/>
      </style:page-layout-properties>
      <style:header-style/>
      <style:footer-style>
        <style:header-footer-properties fo:min-height="0.3929in" fo:margin-left="0in" fo:margin-right="0in" fo:margin-top="0.1965in" style:shadow="none" style:dynamic-spacing="false"/>
      </style:footer-style>
    </style:page-layout>
    <style:page-layout style:name="Mpm3" style:page-usage="right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ghap" style:page-layout-name="Mpm2">
      <style:footer>
        <text:p text:style-name="MP1">Pàgina <text:page-number text:select-page="current">1</text:page-number></text:p>
      </style:footer>
    </style:master-page>
    <style:master-page style:name="Right_20_Page" style:display-name="Right Page" style:page-layout-name="Mpm3"/>
    <style:master-page style:name="Left_20_Page" style:display-name="Left Pag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 </meta:initial-creator>
    <meta:creation-date>2011-10-28T23:20:54</meta:creation-date>
    <dc:date>2013-07-20T17:49:28</dc:date>
    <dc:creator>dani </dc:creator>
    <meta:editing-duration>PT6H27M59S</meta:editing-duration>
    <meta:editing-cycles>129</meta:editing-cycles>
    <meta:generator>LibreOffice/3.5$Linux_X86_64 LibreOffice_project/350m1$Build-2</meta:generator>
    <meta:document-statistic meta:table-count="11" meta:image-count="1" meta:object-count="0" meta:page-count="5" meta:paragraph-count="67" meta:word-count="303" meta:character-count="1957" meta:non-whitespace-character-count="1724"/>
  </office:meta>
</office:document-meta>
</file>